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Heading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</text:p>
      <text:p text:style-name="Text_20_body">Création d'un routeur</text:p>
      <text:p text:style-name="Text_20_body">ng generate module TRUC --flat --module=app</text:p>
      <text:p text:style-name="Text_20_body">--flat place le fichier dans src/app au lieu de son propre dossier.</text:p>
      <text:p text:style-name="Text_20_body">--module=app demande à la CLI de l'enregistrer dans le tableau imports de l'AppModule.</text:p>
      <text:p text:style-name="Text_20_body"/>
      <text:p text:style-name="Text_20_body">&lt;a routerLink="/heroes"&gt;Heroes&lt;/a&gt; <text:s/>Comme le href</text:p>
      <text:p text:style-name="Text_20_body">&lt;router-outlet&gt;&lt;/router-outlet&gt; <text:s text:c="2"/>affiche les vues aux routes demander</text:p>
      <text:p text:style-name="Text_20_body"/>
      <text:p text:style-name="Text_20_body">Route par défault</text:p>
      <text:p text:style-name="Text_20_body">{ path: '', redirectTo: '/dashboard', pathMatch: 'full' },</text:p>
      <text:p text:style-name="Text_20_body"/>
      <text:p text:style-name="Text_20_body">Si chemin différent pour x héros</text:p>
      <text:p text:style-name="Text_20_body">:id</text:p>
      <text:p text:style-name="Text_20_body"/>
      <text:p text:style-name="Text_20_body">Ajout d'un bouton</text:p>
      <text:p text:style-name="Text_20_body">&lt;button (click)="FONCTION A APpELER()"&gt;TEX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Stephane Goodwin</meta:initial-creator>
    <meta:creation-date>2019-10-16T10:09:00Z</meta:creation-date>
    <dc:date>2019-12-04T15:52:47.596000000</dc:date>
    <meta:editing-cycles>13</meta:editing-cycles>
    <meta:editing-duration>PT1H55M50S</meta:editing-duration>
    <meta:document-statistic meta:table-count="0" meta:image-count="0" meta:object-count="0" meta:page-count="1" meta:paragraph-count="13" meta:word-count="76" meta:character-count="514" meta:non-whitespace-character-count="452"/>
    <meta:template xlink:type="simple" xlink:actuate="onRequest" xlink:title="" xlink:href="951E1979.dotm"/>
  </office:meta>
</office:document-meta>
</file>